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text-properties fo:font-style="italic" style:font-style-asian="italic" style:font-style-complex="italic"/>
    </style:style>
    <style:style style:name="P3" style:parent-style-name="Subtitle" style:family="paragraph">
      <style:text-properties fo:font-style="italic" style:font-style-asian="italic" style:font-style-complex="italic"/>
    </style:style>
    <style:style style:name="T4" style:parent-style-name="_OOoComputerSpecial" style:family="text">
      <style:text-properties fo:font-size="10pt" style:font-size-asian="10pt" style:font-size-complex="10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_OOoComputerIde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_OOoComputerSpecial" style:family="text">
      <style:text-properties fo:font-size="10pt" style:font-size-asian="10pt" style:font-size-complex="10pt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_OOoComputerIdent" style:family="text">
      <style:text-properties fo:font-size="10pt" style:font-size-asian="10pt" style:font-size-complex="10pt"/>
    </style:style>
    <style:style style:name="T11" style:parent-style-name="_OOoComputerSpecial" style:family="text">
      <style:text-properties fo:font-size="10pt" style:font-size-asian="10pt" style:font-size-complex="10pt"/>
    </style:style>
    <style:style style:name="T12" style:parent-style-name="_OOoComputerIdent" style:family="text">
      <style:text-properties fo:font-size="10pt" style:font-size-asian="10pt" style:font-size-complex="10pt"/>
    </style:style>
    <style:style style:name="T13" style:parent-style-name="_OOoComputerSpecial" style:family="text">
      <style:text-properties fo:font-size="10pt" style:font-size-asian="10pt" style:font-size-complex="10pt"/>
    </style:style>
    <style:style style:name="T14" style:parent-style-name="_OOoComputerLiteral" style:family="text">
      <style:text-properties fo:font-size="10pt" style:font-size-asian="10pt" style:font-size-complex="10pt"/>
    </style:style>
    <style:style style:name="T15" style:parent-style-name="_OOoComputerSpecial" style:family="text">
      <style:text-properties fo:font-size="10pt" style:font-size-asian="10pt" style:font-size-complex="10pt"/>
    </style:style>
    <style:style style:name="T16" style:parent-style-name="_OOoComputerSpecial" style:family="text">
      <style:text-properties fo:font-size="10pt" style:font-size-asian="10pt" style:font-size-complex="10pt"/>
    </style:style>
    <style:style style:name="T17" style:parent-style-name="DefaultParagraphFont" style:family="text">
      <style:text-properties fo:font-size="10pt" style:font-size-asian="10pt" style:font-size-complex="10pt"/>
    </style:style>
    <style:style style:name="T18" style:parent-style-name="_OOoComputerIdent" style:family="text">
      <style:text-properties fo:font-size="10pt" style:font-size-asian="10pt" style:font-size-complex="10pt"/>
    </style:style>
    <style:style style:name="T19" style:parent-style-name="DefaultParagraphFont" style:family="text">
      <style:text-properties fo:font-size="10pt" style:font-size-asian="10pt" style:font-size-complex="10pt"/>
    </style:style>
    <style:style style:name="T20" style:parent-style-name="_OOoComputerSpecial" style:family="text">
      <style:text-properties fo:font-size="10pt" style:font-size-asian="10pt" style:font-size-complex="10pt"/>
    </style:style>
    <style:style style:name="T21" style:parent-style-name="DefaultParagraphFont" style:family="text">
      <style:text-properties fo:font-size="10pt" style:font-size-asian="10pt" style:font-size-complex="10pt"/>
    </style:style>
    <style:style style:name="T22" style:parent-style-name="_OOoComputerIdent" style:family="text">
      <style:text-properties fo:font-size="10pt" style:font-size-asian="10pt" style:font-size-complex="10pt"/>
    </style:style>
    <style:style style:name="T23" style:parent-style-name="_OOoComputerSpecial" style:family="text">
      <style:text-properties fo:font-size="10pt" style:font-size-asian="10pt" style:font-size-complex="10pt"/>
    </style:style>
    <style:style style:name="T24" style:parent-style-name="_OOoComputerIdent" style:family="text">
      <style:text-properties fo:font-size="10pt" style:font-size-asian="10pt" style:font-size-complex="10pt"/>
    </style:style>
    <style:style style:name="T25" style:parent-style-name="_OOoComputerSpecial" style:family="text">
      <style:text-properties fo:font-size="10pt" style:font-size-asian="10pt" style:font-size-complex="10pt"/>
    </style:style>
    <style:style style:name="P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en" style:country-asian="US" style:language-complex="ar" style:country-complex="SA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P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n" style:country-asian="US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US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en" style:country-asian="US" style:language-complex="ar" style:country-complex="SA"/>
    </style:style>
    <style:style style:name="T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/>
    </style:style>
    <style:style style:name="P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US" style:language-complex="ar" style:country-complex="SA" fo:hyphenate="true"/>
    </style:style>
    <style:style style:name="P55" style:parent-style-name="Textbody" style:family="paragraph">
      <style:text-properties fo:font-style="italic" style:font-style-asian="italic"/>
    </style:style>
    <style:style style:name="P56" style:parent-style-name="Textbody" style:family="paragraph">
      <style:text-properties fo:font-style="italic" style:font-style-asian="italic"/>
    </style:style>
    <style:style style:name="P57" style:parent-style-name="Textbody" style:family="paragraph">
      <style:paragraph-properties fo:margin-bottom="0.0576in"/>
    </style:style>
    <style:style style:name="P58" style:parent-style-name="Textbody" style:family="paragraph">
      <style:paragraph-properties fo:margin-bottom="0.0576in"/>
    </style:style>
    <style:style style:name="P59" style:parent-style-name="Textbody" style:family="paragraph">
      <style:paragraph-properties fo:margin-bottom="0.0576in"/>
    </style:style>
    <style:style style:name="P60" style:parent-style-name="Textbody" style:family="paragraph">
      <style:paragraph-properties fo:margin-bottom="0.0576in"/>
    </style:style>
    <style:style style:name="P61" style:parent-style-name="Textbody" style:family="paragraph">
      <style:paragraph-properties fo:margin-bottom="0.0576in"/>
    </style:style>
    <style:style style:name="P62" style:parent-style-name="Textbody" style:family="paragraph">
      <style:paragraph-properties fo:margin-bottom="0.0576in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Python 7 SQLite – Worksheet</text:p>
      <text:p text:style-name="P2">CDS 230</text:p>
      <text:p text:style-name="P3">Spring 2018</text:p>
      <text:p text:style-name="Textbody"/>
      <text:h text:style-name="Heading1" text:outline-level="1">Setup</text:h>
      <text:p text:style-name="Textbody">Connect to the database using the following command. You will need to change the directory to match the location of where you put<text:s/>the file.</text:p>
      <text:p text:style-name="Standard"><text:span text:style-name="T4">&gt;&gt;&gt;</text:span><text:span text:style-name="T5"><text:s/></text:span><text:span text:style-name="T6">conn</text:span><text:span text:style-name="T7"><text:s/></text:span><text:span text:style-name="T8">=</text:span><text:span text:style-name="T9"><text:s/></text:span><text:span text:style-name="T10">sqlite3</text:span><text:span text:style-name="T11">.</text:span><text:span text:style-name="T12">connect</text:span><text:span text:style-name="T13">(</text:span><text:span text:style-name="T14">'/Users/Me/Documents/CDS230/movies/movies800a.db'</text:span><text:span text:style-name="T15">)</text:span></text:p>
      <text:p text:style-name="Standard"><text:span text:style-name="T16">&gt;&gt;&gt;</text:span><text:span text:style-name="T17"><text:s/></text:span><text:span text:style-name="T18">cur</text:span><text:span text:style-name="T19"><text:s/></text:span><text:span text:style-name="T20">=</text:span><text:span text:style-name="T21"><text:s/></text:span><text:span text:style-name="T22">conn</text:span><text:span text:style-name="T23">.</text:span><text:span text:style-name="T24">cursor</text:span><text:span text:style-name="T25">()</text:span></text:p>
      <text:h text:style-name="Heading1" text:outline-level="1">Problem</text:h>
      <text:p text:style-name="Textbody">Write a query that counts the number of actors. Using Python send this query to SQLite and retrieve the answer.</text:p>
      <text:p text:style-name="Textbody"><draw:frame draw:id="id0" draw:style-name="a0" draw:name="Frame1" text:anchor-type="as-char" svg:x="0in" svg:y="0in" svg:width="6.32014in" svg:height="0.80903in" style:rel-width="scale" style:rel-height="scale"><draw:text-box><text:p text:style-name="P26"><text:span text:style-name="T27">import</text:span><text:span text:style-name="T28"><text:s/>sqlite3</text:span></text:p><text:p text:style-name="P29"/><text:p text:style-name="P30"><text:span text:style-name="T31">conn</text:span><text:span text:style-name="T32"><text:s/>= sqlite3.connect(</text:span><text:span text:style-name="T33">'movies800a.db'</text:span><text:span text:style-name="T34">)</text:span></text:p><text:p text:style-name="P35">cur = conn.cursor()</text:p><text:p text:style-name="P36"><text:span text:style-name="T37">query=</text:span><text:span text:style-name="T38">"select count(*) from actors"</text:span></text:p><text:p text:style-name="P39">answer = cur.execute(query).fetchone()</text:p><text:p text:style-name="P40"><text:span text:style-name="T41">print</text:span><text:span text:style-name="T42">(</text:span><text:span text:style-name="T43">" there are "</text:span><text:span text:style-name="T44">, answer,<text:s/></text:span><text:span text:style-name="T45">" actors"</text:span><text:span text:style-name="T46">)</text:span></text:p><text:p text:style-name="P47"><text:span text:style-name="T48">print</text:span><text:span text:style-name="T49">(</text:span><text:span text:style-name="T50">"the data type is "</text:span><text:span text:style-name="T51">,<text:s/></text:span><text:span text:style-name="T52">type</text:span><text:span text:style-name="T53">(answer))</text:span></text:p><text:p text:style-name="P54">cur.close()</text:p><text:p text:style-name="Textbody"/><text:p text:style-name="P55">there are <text:s/>(756,) <text:s/>actors</text:p><text:p text:style-name="P56">the<text:s/>data type is <text:s/>&lt;class 'tuple'&gt;</text:p></draw:text-box><svg:title/><svg:desc/></draw:frame></text:p>
      <text:p text:style-name="Textbody"/>
      <text:h text:style-name="Heading1" text:outline-level="1">Problem</text:h>
      <text:p text:style-name="Textbody">What is the type of data that is returned?</text:p>
      <text:list text:style-name="LFO3" text:continue-numbering="true">
        <text:list-item>
          <text:p text:style-name="P57">An integer</text:p>
        </text:list-item>
        <text:list-item>
          <text:p text:style-name="P58">A number</text:p>
        </text:list-item>
        <text:list-item>
          <text:p text:style-name="P59">A tuple</text:p>
        </text:list-item>
        <text:list-item>
          <text:p text:style-name="P60">A list</text:p>
        </text:list-item>
        <text:list-item>
          <text:p text:style-name="P61">A tuple inside of a list.</text:p>
        </text:list-item>
        <text:list-item>
          <text:p text:style-name="P62">A list inside of a tuple</text:p>
        </text:list-item>
      </text:list>
      <text:p text:style-name="Textbody"><draw:frame draw:id="id1" draw:style-name="a1" draw:name="Frame4" text:anchor-type="as-char" svg:x="0in" svg:y="0in" svg:width="6.32014in" svg:height="0.80903in" style:rel-width="scale" style:rel-height="scale"><draw:text-box><text:p text:style-name="Textbody">tuple</text:p><text:p text:style-name="Textbody"/></draw:text-box><svg:title/><svg:desc/></draw:frame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de" style:display-name="Code" style:family="paragraph" style:parent-style-name="Standard">
      <style:paragraph-properties fo:border="0.0034in solid #000000" fo:padding="0.0138in" style:shadow="none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>
      <style:text-properties fo:hyphenate="false"/>
    </style:style>
    <style:style style:name="Figure" style:display-name="Figure" style:family="paragraph" style:parent-style-name="Caption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OOoComputerCode" style:display-name="OOoComputerCode" style:family="text">
      <style:text-properties style:font-name="Courier New" style:font-name-asian="Courier New" style:font-name-complex="Courier New" fo:color="#000000"/>
    </style:style>
    <style:style style:name="_OOoComputerBase" style:display-name="_OOoComputerBase" style:family="text" style:parent-style-name="OOoComputerCode">
      <style:text-properties style:font-name="Courier New" style:font-name-asian="Courier New" style:font-name-complex="Courier New" fo:color="#000000"/>
    </style:style>
    <style:style style:name="_OOoComputerComment" style:display-name="_OOoComputerComment" style:family="text" style:parent-style-name="_OOoComputerBase">
      <style:text-properties style:font-name="Courier New" style:font-name-asian="Courier New" style:font-name-complex="Courier New" fo:color="#4C4C4C"/>
    </style:style>
    <style:style style:name="_OOoComputerBaseNoLocale" style:display-name="_OOoComputerBaseNoLocale" style:family="text" style:parent-style-name="_OOoComputerBase">
      <style:text-properties style:font-name="Courier New" style:font-name-asian="Courier New" style:font-name-complex="Courier New" fo:color="#000000"/>
    </style:style>
    <style:style style:name="_OOoComputerSpecial" style:display-name="_OOoComputerSpecial" style:family="text" style:parent-style-name="_OOoComputerBaseNoLocale">
      <style:text-properties style:font-name="Courier New" style:font-name-asian="Courier New" style:font-name-complex="Courier New" fo:color="#000000"/>
    </style:style>
    <style:style style:name="_OOoComputerLiteral" style:display-name="_OOoComputerLiteral" style:family="text" style:parent-style-name="_OOoComputerBase">
      <style:text-properties style:font-name="Courier New" style:font-name-asian="Courier New" style:font-name-complex="Courier New" fo:color="#FF0000"/>
    </style:style>
    <style:style style:name="_OOoComputerNumber" style:display-name="_OOoComputerNumber" style:family="text" style:parent-style-name="_OOoComputerBase">
      <style:text-properties style:font-name="Courier New" style:font-name-asian="Courier New" style:font-name-complex="Courier New" fo:color="#FF3200"/>
    </style:style>
    <style:style style:name="_OOoComputerKeyWord" style:display-name="_OOoComputerKeyWord" style:family="text" style:parent-style-name="_OOoComputerBase">
      <style:text-properties style:font-name="Courier New" style:font-name-asian="Courier New" style:font-name-complex="Courier New" fo:color="#000080"/>
    </style:style>
    <style:style style:name="_OOoComputerAltKeyWord" style:display-name="_OOoComputerAltKeyWord" style:family="text" style:parent-style-name="_OOoComputerBase">
      <style:text-properties style:font-name="Courier New" style:font-name-asian="Courier New" style:font-name-complex="Courier New" fo:color="#320080"/>
    </style:style>
    <style:style style:name="_OOoComputerIdent" style:display-name="_OOoComputerIdent" style:family="text" style:parent-style-name="_OOoComputerBase">
      <style:text-properties style:font-name="Courier New" style:font-name-asian="Courier New" style:font-name-complex="Courier New" fo:color="#008000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Lauren Pincus<text:line-break/>CDS230-DL1<text:line-break/>HW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en</dc:creator>
    <meta:creation-date>2017-11-07T18:03:00Z</meta:creation-date>
    <dc:date>2018-04-09T03:06:00Z</dc:date>
    <meta:template xlink:href="Normal.dotm" xlink:type="simple"/>
    <meta:editing-cycles>15</meta:editing-cycles>
    <meta:editing-duration>PT12960S</meta:editing-duration>
    <meta:document-statistic meta:page-count="2" meta:paragraph-count="1" meta:word-count="83" meta:character-count="560" meta:row-count="3" meta:non-whitespace-character-count="478"/>
  </office:meta>
</office:document-meta>
</file>